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weight="normal" style:font-weight-asian="normal" style:font-weight-complex="normal"/>
    </style:style>
    <style:style style:name="P4" style:family="paragraph" style:parent-style-name="Standard" style:list-style-name="L1"/>
    <style:style style:name="P5"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6" style:family="paragraph" style:parent-style-name="Standard">
      <style:paragraph-properties fo:text-align="start" style:justify-single-word="false" fo:break-before="pag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7" style:family="paragraph" style:parent-style-name="Text_20_body" style:list-style-name="L1"/>
    <style:style style:name="P8" style:family="paragraph" style:parent-style-name="Text_20_body" style:list-style-name="L1">
      <style:text-properties style:font-name="Times New Roman"/>
    </style:style>
    <style:style style:name="P9" style:family="paragraph" style:parent-style-name="Text_20_body" style:list-style-name="L2">
      <style:text-properties style:font-name="Times New Roman"/>
    </style:style>
    <style:style style:name="P10" style:family="paragraph" style:parent-style-name="Text_20_body" style:list-style-name="L2">
      <style:text-properties style:font-name="Times New Roman" fo:font-weight="normal" style:font-weight-asian="normal" style:font-weight-complex="normal"/>
    </style:style>
    <style:style style:name="P11"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1807268312" text:style-name="L1">
        <text:list-item>
          <text:p text:style-name="P4">På filen "import structure": <text:line-break/>Byt om på de to blokke. Det er ulogisk, at fields står til højre, da labels er knyttet til fields og ikke omvendt. <text:line-break/><text:span text:style-name="T4">Fixed: Torsten.</text:span></text:p>
        </text:list-item>
        <text:list-item>
          <text:p text:style-name="P4">Fejl ved brug af import structure og nyoprettet project.<text:line-break/><text:span text:style-name="T4">Fixed: Torsten.</text:span></text:p>
        </text:list-item>
        <text:list-item>
          <text:p text:style-name="P4">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4">About box manager og entry</text:p>
        </text:list-item>
        <text:list-item>
          <text:p text:style-name="P4">Tilføje licens tekst til ALLE .pas filer.</text:p>
        </text:list-item>
        <text:list-item>
          <text:p text:style-name="P8">Flyspray #77 (Old dates for MAC appalications) </text:p>
        </text:list-item>
        <text:list-item>
          <text:p text:style-name="P7"><text:span text:style-name="T1">Flyspray #69 ("Paste As.." skal placere felter der hvor musen er)</text:span> </text:p>
        </text:list-item>
        <text:list-item>
          <text:p text:style-name="P7">Flyspray #81 (Load af PDF på MAC).</text:p>
        </text:list-item>
        <text:list-item>
          <text:p text:style-name="P7">ValueLabelEditor: Sletter VL set uden advarsel!<text:line-break/><text:span text:style-name="T4">Fixed: Torsten.</text:span></text:p>
        </text:list-item>
        <text:list-item>
          <text:p text:style-name="P7">Shortcuts eksekveres under nogle omstændigheder direkte på Mainform, selvom fokus er på anden form (fx. VLEditor, Properties Form)<text:line-break/><text:span text:style-name="T4">Fixed: Torsten.</text:span></text:p>
        </text:list-item>
        <text:list-item>
          <text:p text:style-name="P7">Tilføj “OTHER” til study information.<text:line-break/><text:span text:style-name="T4">Fixed: Torsten.</text:span></text:p>
        </text:list-item>
        <text:list-item>
          <text:p text:style-name="P7">Export til stata:</text:p>
          <text:list>
            <text:list-item>
              <text:p text:style-name="P7">Lav valg af version i settings.<text:line-break/><text:span text:style-name="T4">Fixed: Torsten.</text:span></text:p>
            </text:list-item>
            <text:list-item>
              <text:p text:style-name="P7">Lav valg af Encoding (Se LConvEncoding)<text:line-break/><text:span text:style-name="T4">Fixed: Torsten.</text:span></text:p>
            </text:list-item>
            <text:list-item>
              <text:p text:style-name="P7">Brug %tcHH:MM:SS<text:line-break/><text:span text:style-name="T4">Fixed: Torsten.</text:span></text:p>
            </text:list-item>
            <text:list-item>
              <text:p text:style-name="P7">Tilføj notes:<text:line-break/><text:span text:style-name="T4">Fixed: Torsten.</text:span></text:p>
              <text:list>
                <text:list-item>
                  <text:p text:style-name="P7">Exported from EpiData Manager v....<text:line-break/><text:span text:style-name="T4">Fixed: Torsten.</text:span></text:p>
                </text:list-item>
                <text:list-item>
                  <text:p text:style-name="P7">On date/time<text:line-break/><text:span text:style-name="T4">Fixed: Torsten.</text:span></text:p>
                </text:list-item>
                <text:list-item>
                  <text:p text:style-name="P7">Project titel og version<text:line-break/><text:span text:style-name="T4">Fixed: Torsten.</text:span></text:p>
                </text:list-item>
                <text:list-item>
                  <text:p text:style-name="P7">Feltniveau: hvis tidsvariable så <text:s text:c="2"/>“HH:MM:SS”<text:line-break/><text:soft-page-break/><text:span text:style-name="T4">Fixed: Torsten.</text:span></text:p>
                </text:list-item>
              </text:list>
            </text:list-item>
          </text:list>
        </text:list-item>
        <text:list-item>
          <text:p text:style-name="P7">Import Stata:</text:p>
          <text:list>
            <text:list-item>
              <text:p text:style-name="P7">Import tids felt - &gt; ret i field properties frame -&gt; bang, feltet bliver størrer!<text:line-break/><text:span text:style-name="T4">Fixed: Torsten.</text:span></text:p>
            </text:list-item>
            <text:list-item>
              <text:p text:style-name="P7">Tilføj notes <text:line-break/><text:span text:style-name="T4">Fixed: Torsten.</text:span></text:p>
            </text:list-item>
          </text:list>
        </text:list-item>
        <text:list-item>
          <text:p text:style-name="P7">Fejl i component name:<text:line-break/><text:span text:style-name="T4">Fixed: Torsten.</text:span></text:p>
          <text:list>
            <text:list-item>
              <text:p text:style-name="P7">Opret sektion – tilføj felter.<text:line-break/><text:span text:style-name="T4">Fixed: Torsten.</text:span></text:p>
            </text:list-item>
            <text:list-item>
              <text:p text:style-name="P7">Slet sektion.<text:line-break/><text:span text:style-name="T4">Fixed: Torsten.</text:span></text:p>
            </text:list-item>
            <text:list-item>
              <text:p text:style-name="P7">Tilføj sektion og tilføj felter --&gt; bang!<text:line-break/><text:span text:style-name="T4">Fixed: Torsten.</text:span></text:p>
            </text:list-item>
          </text:list>
        </text:list-item>
        <text:list-item>
          <text:p text:style-name="P7">Export til Stata: Stringfelter giver MEGET LANGE felter!<text:line-break/><text:span text:style-name="T4">Fixed: Torsten.</text:span></text:p>
        </text:list-item>
        <text:list-item>
          <text:p text:style-name="P7">Keyboard shotcuts tilpasses OS standard:</text:p>
          <text:list>
            <text:list-item>
              <text:p text:style-name="P7">Fjern F10 som luk<text:line-break/><text:span text:style-name="T4">Fixed: Torsten.</text:span></text:p>
            </text:list-item>
            <text:list-item>
              <text:p text:style-name="P7">Ctrl+Q, Alt+F4 lukker (check MAC)<text:line-break/><text:span text:style-name="T4">Fixed: Torsten.</text:span></text:p>
            </text:list-item>
            <text:list-item>
              <text:p text:style-name="P7">Ctrl+W, Ctrl+F4 lukker vindue/dataform.<text:line-break/><text:span text:style-name="T4">Fixed: Torsten.</text:span></text:p>
            </text:list-item>
          </text:list>
        </text:list-item>
      </text:list>
      <text:p text:style-name="P2"/>
      <text:p text:style-name="P2">Mindre Store opgave der ikke er placeret endnu:</text:p>
      <text:list xml:id="list1722532853" text:style-name="L2">
        <text:list-item>
          <text:p text:style-name="P9">Udvide <text:span text:style-name="T2">jumps</text:span><text:span text:style-name="T3"> med mulighed for “*” (asterisk) funktion, som aktivere på alle indput. Kan fx. bruges som GOTO.</text:span></text:p>
        </text:list-item>
        <text:list-item>
          <text:p text:style-name="P10">Kommunikation mellem Manager/EntryClient hvis de begge kører på samme tid og om hvilke filer de har åbne. Give advarsel hvis programmerne bruger samme fil.</text:p>
        </text:list-item>
      </text:list>
      <text:p text:style-name="P3"/>
      <text:p text:style-name="P3"/>
      <text:p text:style-name="P5"/>
      <text:p text:style-name="P6">Opgavelist til efter version 1:</text:p>
      <text:p text:style-name="P3"/>
      <text:p text:style-name="P3">Store Opgave der mangler:</text:p>
      <text:list xml:id="list1069790769" text:style-name="L3">
        <text:list-item>
          <text:p text:style-name="P11">Oversættelse af GUI</text:p>
        </text:list-item>
        <text:list-item>
          <text:p text:style-name="P11">Flersprogs projekter</text:p>
        </text:list-item>
        <text:list-item>
          <text:p text:style-name="P11">Flere dataforme i et projekt</text:p>
        </text:list-item>
        <text:list-item>
          <text:p text:style-name="P11">Unique keys på dataforme</text:p>
        </text:list-item>
        <text:list-item>
          <text:p text:style-name="P11">Relate</text:p>
        </text:list-item>
        <text:list-item>
          <text:p text:style-name="P11">Rapport extension: validate id list rapport</text:p>
        </text:list-item>
        <text:list-item>
          <text:p text:style-name="P11">Adgangskontrol (kryptering)</text:p>
        </text:list-item>
        <text:list-item>
          <text:p text:style-name="P11">Undo/Redo system</text:p>
        </text:list-item>
        <text:list-item>
          <text:p text:style-name="P11">Shortcut editor</text:p>
        </text:list-item>
        <text:list-item>
          <text:p text:style-name="P11">Aligment på en dataform</text:p>
          <text:list>
            <text:list-item>
              <text:p text:style-name="P11">Alig på alle sider (top, bund, højre, venstre)</text:p>
            </text:list-item>
            <text:list-item>
              <text:p text:style-name="P11">Vise Align linier.</text:p>
            </text:list-item>
            <text:list-item>
              <text:p text:style-name="P11">Markere flere controls</text:p>
            </text:list-item>
            <text:list-item>
              <text:p text:style-name="P11">Auto align (i stil med Lazarus: Center, distubuted, etc.)</text:p>
            </text:list-item>
            <text:list-item>
              <text:p text:style-name="P11">Fjernelse af “whitespace”</text:p>
            </text:list-item>
          </text:list>
        </text:list-item>
        <text:list-item>
          <text:p text:style-name="P11">CORE:</text:p>
          <text:list>
            <text:list-item>
              <text:p text:style-name="P11">Brug af TComponent som base</text:p>
            </text:list-item>
            <text:list-item>
              <text:p text:style-name="P11">Objecter gemmes i flow-rækkefølge. (lavet: torsten)</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1-21T08:34:24</dc:date>
    <dc:creator>Torsten Christiansen</dc:creator>
    <meta:editing-duration>PT17H31M54S</meta:editing-duration>
    <meta:editing-cycles>29</meta:editing-cycles>
    <meta:generator>LibreOffice/3.4$Unix LibreOffice_project/340m1$Build-402</meta:generator>
    <meta:document-statistic meta:table-count="0" meta:image-count="0" meta:object-count="0" meta:page-count="3" meta:paragraph-count="56" meta:word-count="474" meta:character-count="2794" meta:non-whitespace-character-count="2422"/>
  </office:meta>
</office:document-meta>
</file>